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ffff66"/>
    </style:style>
    <style:style style:name="P2" style:family="paragraph" style:parent-style-name="Standard">
      <style:text-properties fo:background-color="#66ffff"/>
    </style:style>
    <style:style style:name="P3" style:family="paragraph" style:parent-style-name="Standard">
      <style:text-properties fo:background-color="#66cc00"/>
    </style:style>
    <style:style style:name="P4" style:family="paragraph" style:parent-style-name="Standard">
      <style:text-properties fo:background-color="#ff9999"/>
    </style:style>
    <style:style style:name="T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Who was the president of the United States when man first landed on the moon?</text:p>
      <text:p text:style-name="P1">Richard Nixon</text:p>
      <text:p text:style-name="P1"/>
      <text:p text:style-name="P1">Max and Kathryn0 7</text:p>
      <text:p text:style-name="P1">Will Lyn 2 </text:p>
      <text:p text:style-name="P1">Al Jul 7</text:p>
      <text:p text:style-name="P1">Will Duff 4 </text:p>
      <text:p text:style-name="P1"/>
      <text:p text:style-name="P1">Ursus maritimus is the Latin name of which animal? </text:p>
      <text:p text:style-name="P1">Polar Bear</text:p>
      <text:p text:style-name="P1"/>
      <text:p text:style-name="P1">Which is the only letter not to appear in the name of a US state? </text:p>
      <text:p text:style-name="P1">Q</text:p>
      <text:p text:style-name="P1"/>
      <text:p text:style-name="P1">The last non-European to win a men's tennis Grand slam came from which South American country?</text:p>
      <text:p text:style-name="P1">Argentina</text:p>
      <text:p text:style-name="P1"/>
      <text:p text:style-name="P1">In 1982 who famously disappeared during a motor race across the Sahara desert</text:p>
      <text:p text:style-name="P1">Mark Thatcher</text:p>
      <text:p text:style-name="P1"/>
      <text:p text:style-name="P1">Which French artist born in 1834 was famous for his paintings of ballerinas</text:p>
      <text:p text:style-name="P1">Edgar Degas</text:p>
      <text:p text:style-name="P1"/>
      <text:p text:style-name="P1">Archibald Leach is the real name of which actor? </text:p>
      <text:p text:style-name="P1">Cary Grant</text:p>
      <text:p text:style-name="P1"/>
      <text:p text:style-name="P1">Which is the only country to border Denmark?</text:p>
      <text:p text:style-name="P1">Germany</text:p>
      <text:p text:style-name="P1"/>
      <text:p text:style-name="P1">Master chief is a character from which video game series?</text:p>
      <text:p text:style-name="P1">Halo</text:p>
      <text:p text:style-name="P1"/>
      <text:p text:style-name="P1">Communication problems is an episode from which British tv show?</text:p>
      <text:p text:style-name="P1">Fawlty Towers</text:p>
      <text:p text:style-name="Standard"/>
      <text:p text:style-name="P2">A milliner makes what?</text:p>
      <text:p text:style-name="P2">Hats</text:p>
      <text:p text:style-name="P2"/>
      <text:p text:style-name="P2">which is the Closest South American capital city to the Equator?</text:p>
      <text:p text:style-name="P2">Bogota</text:p>
      <text:p text:style-name="P2"/>
      <text:p text:style-name="P2">How many funnels did the ship the Titanic have</text:p>
      <text:p text:style-name="P2">3</text:p>
      <text:p text:style-name="P2"/>
      <text:p text:style-name="P2">What is the Largest species of fish</text:p>
      <text:p text:style-name="P2">Whale Shark</text:p>
      <text:p text:style-name="P2"/>
      <text:p text:style-name="P2">The film The longest day was about which historical event</text:p>
      <text:p text:style-name="P2"><text:soft-page-break/>D Day</text:p>
      <text:p text:style-name="P2"/>
      <text:p text:style-name="P2">The ancient city of Troy is was in which modern day country?</text:p>
      <text:p text:style-name="P2">Turkey</text:p>
      <text:p text:style-name="P2"/>
      <text:p text:style-name="P2">What were the first names of the aviators the Wright Brothers? <text:s/></text:p>
      <text:p text:style-name="P2">Orville and Wilbur</text:p>
      <text:p text:style-name="Standard"/>
      <text:p text:style-name="P2">What is the closest star to the sun?</text:p>
      <text:p text:style-name="P2">Proxima Centauri</text:p>
      <text:p text:style-name="P2"/>
      <text:p text:style-name="P2">Queen Anne's Revenge was which pirate's ship?</text:p>
      <text:p text:style-name="P2">Blackbeard</text:p>
      <text:p text:style-name="P2"/>
      <text:p text:style-name="P2">Who was prime minister during the profumo affair? </text:p>
      <text:p text:style-name="P2">Harold McMillian</text:p>
      <text:p text:style-name="P2"/>
      <text:p text:style-name="P1">Max and Kathryn 7 7 </text:p>
      <text:p text:style-name="P1">Will Lyn 2 3 </text:p>
      <text:p text:style-name="P1">Al Jul 7 8</text:p>
      <text:p text:style-name="P1">Will Duff 4 4.5 </text:p>
      <text:p text:style-name="Standard"/>
      <text:p text:style-name="P3">Which author wrote finnegans wake?</text:p>
      <text:p text:style-name="P3">James Joyce</text:p>
      <text:p text:style-name="P3"/>
      <text:p text:style-name="P3">In 2010 general election which parties won the 4<text:span text:style-name="T1">th</text:span> and 5<text:span text:style-name="T1">th</text:span> most seats?</text:p>
      <text:p text:style-name="P3">SNP and DUP</text:p>
      <text:p text:style-name="P3"/>
      <text:p text:style-name="P3">Title character in Saving Private Ryan played by who?</text:p>
      <text:p text:style-name="P3">Matt Damon</text:p>
      <text:p text:style-name="P3"/>
      <text:p text:style-name="P3">How fast did the car in Back to the Future have to go in order to travel back in time? </text:p>
      <text:p text:style-name="P3">88 mph</text:p>
      <text:p text:style-name="P3"/>
      <text:p text:style-name="P3">Bryan Adams song (Everything I Do) I Do It for You was featured in which 1991 film?</text:p>
      <text:p text:style-name="P3">Robin Hood prince of thieves</text:p>
      <text:p text:style-name="P3"/>
      <text:p text:style-name="P3">Which Scottish city has the smallest population?</text:p>
      <text:p text:style-name="P3">Stirling</text:p>
      <text:p text:style-name="P3"/>
      <text:p text:style-name="P3">The Tiger Who Came to Tea?</text:p>
      <text:p text:style-name="P3">Judith Kerr</text:p>
      <text:p text:style-name="P3"/>
      <text:p text:style-name="P3">Who has held the men's triple jump record since 1995</text:p>
      <text:p text:style-name="P3">Jonathan Edwards</text:p>
      <text:p text:style-name="P3"/>
      <text:p text:style-name="P3">Which artist painted the Girl with the Pearl earring?</text:p>
      <text:p text:style-name="P3">Johannes Vermeer</text:p>
      <text:p text:style-name="P3"/>
      <text:p text:style-name="P3">What surname is shared by the artist of American Gothic and the director of the film plan 9 from outer space?</text:p>
      <text:p text:style-name="P3">Wood</text:p>
      <text:p text:style-name="Standard"><text:soft-page-break/></text:p>
      <text:p text:style-name="P1">Max and Kathryn 7 7 10 <text:s/></text:p>
      <text:p text:style-name="P1">Will Lyn 2 3 </text:p>
      <text:p text:style-name="P1">Al Jul 7 8 8</text:p>
      <text:p text:style-name="P1">Will Duff 4 4.5 </text:p>
      <text:p text:style-name="Standard"/>
      <text:p text:style-name="Standard"/>
      <text:p text:style-name="P4">Which band release the album Appetite for Destruction</text:p>
      <text:p text:style-name="P4">Guns and Roses</text:p>
      <text:p text:style-name="P4"/>
      <text:p text:style-name="P4">The beverage Gin is made form what berry?</text:p>
      <text:p text:style-name="P4">Juniper</text:p>
      <text:p text:style-name="P4"/>
      <text:p text:style-name="P4">What is the name of the largest species of lizard?</text:p>
      <text:p text:style-name="P4">Komodo Dragon</text:p>
      <text:p text:style-name="P4"/>
      <text:p text:style-name="P4">The poem Dante's inferno is set in which year?</text:p>
      <text:p text:style-name="P4">1300</text:p>
      <text:p text:style-name="P4"/>
      <text:p text:style-name="P4">David Balfour is a character in which novel by Robert Louis Stevenson?</text:p>
      <text:p text:style-name="P4">Kidnapped</text:p>
      <text:p text:style-name="P4"/>
      <text:p text:style-name="P4">The Silver Chair is a novel in which series of books?</text:p>
      <text:p text:style-name="P4">Chronicles of Narnia</text:p>
      <text:p text:style-name="P4"/>
      <text:p text:style-name="P4">Which city was the capital of West Germany from 1949?</text:p>
      <text:p text:style-name="P4">Bonn</text:p>
      <text:p text:style-name="P4"/>
      <text:p text:style-name="P4">Which Country was formally known as Ceylon? </text:p>
      <text:p text:style-name="P4">Sri Lanka</text:p>
      <text:p text:style-name="P4"/>
      <text:p text:style-name="P4">Which is the second book of the old testament?</text:p>
      <text:p text:style-name="P4">Exodus</text:p>
      <text:p text:style-name="P4"/>
      <text:p text:style-name="P4">The copperhead is a species of which animal</text:p>
      <text:p text:style-name="P4">snake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21T19:13:31.34</meta:creation-date>
    <dc:date>2020-03-21T21:44:56.81</dc:date>
    <meta:editing-duration>PT2H11M37S</meta:editing-duration>
    <meta:editing-cycles>8</meta:editing-cycles>
    <meta:generator>OpenOffice/4.1.6$Win32 OpenOffice.org_project/416m1$Build-9790</meta:generator>
    <meta:document-statistic meta:table-count="0" meta:image-count="0" meta:object-count="0" meta:page-count="3" meta:paragraph-count="92" meta:word-count="533" meta:character-count="2816"/>
  </office:meta>
</office:document-meta>
</file>